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0f720" officeooo:paragraph-rsid="0000f7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0f720"/>
    </style:style>
    <style:style style:name="P4" style:family="paragraph" style:parent-style-name="Standard">
      <style:paragraph-properties fo:text-align="start" style:justify-single-word="false"/>
      <style:text-properties officeooo:rsid="0000f720" officeooo:paragraph-rsid="0000f720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0f720" officeooo:paragraph-rsid="0000f72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paragraph-rsid="0000f720"/>
    </style:style>
    <style:style style:name="P7" style:family="paragraph" style:parent-style-name="Text_20_body">
      <style:paragraph-properties fo:text-align="start" style:justify-single-word="false"/>
      <style:text-properties officeooo:rsid="0000f720" officeooo:paragraph-rsid="0000f720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rsid="0000f720" style:font-size-asian="26pt" style:font-weight-asian="bold" style:font-size-complex="26pt" style:font-weight-complex="bold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Bitstream Charter" fo:font-size="13pt" fo:font-weight="normal" officeooo:rsid="0000f720" officeooo:paragraph-rsid="0000f720" style:font-size-asian="13pt" style:font-weight-asian="normal" style:font-size-complex="13pt" style:font-weight-complex="normal"/>
    </style:style>
    <style:style style:name="P10" style:family="paragraph" style:parent-style-name="Text_20_body" style:list-style-name="L2">
      <style:text-properties style:font-name="Bitstream Charter" fo:font-size="13pt" fo:font-weight="normal" officeooo:paragraph-rsid="0000f720" style:font-size-asian="13pt" style:font-weight-asian="normal" style:font-size-complex="13pt" style:font-weight-complex="normal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size="16pt" fo:font-weight="bold" officeooo:rsid="0000f720" style:font-size-asian="14pt" style:font-weight-asian="bold" style:font-size-complex="16pt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query</text:p>
      <text:p text:style-name="P1"/>
      <text:p text:style-name="P1"/>
      <text:p text:style-name="P2">What’s Jquery?</text:p>
      <text:list xml:id="list7498636506706949771" text:style-name="L1">
        <text:list-item>
          <text:p text:style-name="P9">jQuery is a JavaScript library designed to simplify HTML DOM tree traversal and manipulation, as well as event handling, CSS animation, and Ajax.It is free, open-source software using the permissive MIT License. Web analysis (from 2017) indicates that it is the most widely deployed JavaScript library by a large margin.</text:p>
        </text:list-item>
      </text:list>
      <text:list xml:id="list6452757851480798084" text:style-name="L2">
        <text:list-item>
          <text:p text:style-name="P10">jQuery's syntax is designed to make it easier to navigate a document, select DOM elements, create animations, handle events, and develop Ajax applications.</text:p>
        </text:list-item>
        <text:list-item>
          <text:p text:style-name="P10"><text:s/>jQuery also provides capabilities for developers to create plug-ins on top of the JavaScript library. </text:p>
        </text:list-item>
        <text:list-item>
          <text:p text:style-name="P10">This enables developers to create abstractions for low-level interaction and animation, advanced effects and high-level, themeable widgets. </text:p>
        </text:list-item>
        <text:list-item>
          <text:p text:style-name="P10">The modular approach to the jQuery library allows the creation of powerful dynamic web pages and Web applications. </text:p>
        </text:list-item>
      </text:list>
      <text:p text:style-name="P2"/>
      <text:p text:style-name="P2"/>
      <text:p text:style-name="P2">History-</text:p>
      <text:p text:style-name="P3"><text:span text:style-name="T2"><text:tab/></text:span>jQuery was originally created in January 2006 at <text:a xlink:type="simple" xlink:href="https://en.wikipedia.org/wiki/BarCamp" text:style-name="Internet_20_link" text:visited-style-name="Visited_20_Internet_20_Link">BarCamp</text:a> NYC by <text:a xlink:type="simple" xlink:href="https://en.wikipedia.org/wiki/John_Resig" text:style-name="Internet_20_link" text:visited-style-name="Visited_20_Internet_20_Link">John Resig</text:a>, influenced by Dean Edwards' earlier <text:a xlink:type="simple" xlink:href="https://en.wikipedia.org/wiki/CssQuery" text:style-name="Internet_20_link" text:visited-style-name="Visited_20_Internet_20_Link">cssQuery</text:a> library.<text:bookmark text:name="cite_ref-10"/><text:a xlink:type="simple" xlink:href="https://en.wikipedia.org/wiki/JQuery#cite_note-10" text:style-name="Internet_20_link" text:visited-style-name="Visited_20_Internet_20_Link">[10]</text:a><text:bookmark text:name="cite_ref-11"/><text:a xlink:type="simple" xlink:href="https://en.wikipedia.org/wiki/JQuery#cite_note-11" text:style-name="Internet_20_link" text:visited-style-name="Visited_20_Internet_20_Link">[11]</text:a> It is currently maintained by a team of developers led by Timmy Willison (with the jQuery selector engine, Sizzle, being led by Richard Gibson).</text:p>
      <text:p text:style-name="P3"/>
      <text:p text:style-name="P3"/>
      <text:p text:style-name="P6">The jQuery library contains the following features:</text:p>
      <text:list xml:id="list6944020574968050941" text:style-name="L3">
        <text:list-item>
          <text:p text:style-name="P13">HTML/DOM manipulation </text:p>
        </text:list-item>
        <text:list-item>
          <text:p text:style-name="P13">CSS manipulation </text:p>
        </text:list-item>
        <text:list-item>
          <text:p text:style-name="P13">HTML event methods </text:p>
        </text:list-item>
        <text:list-item>
          <text:p text:style-name="P13">Effects and animations </text:p>
        </text:list-item>
        <text:list-item>
          <text:p text:style-name="P13">AJAX </text:p>
        </text:list-item>
        <text:list-item>
          <text:p text:style-name="P11">Utilities </text:p>
        </text:list-item>
      </text:list>
      <text:p text:style-name="P3"/>
      <text:p text:style-name="P5"/>
      <text:p text:style-name="P5"/>
      <text:p text:style-name="P5"><text:soft-page-break/>SYNTAX-</text:p>
      <text:p text:style-name="P7">Basic syntax is: <text:span text:style-name="T1">$(</text:span><text:span text:style-name="T4">selector</text:span><text:span text:style-name="T1">).</text:span><text:span text:style-name="T4">action</text:span><text:span text:style-name="T1">()</text:span></text:p>
      <text:list xml:id="list2507986077616443213" text:style-name="L4">
        <text:list-item>
          <text:p text:style-name="P14">A $ sign to define/access jQuery </text:p>
        </text:list-item>
        <text:list-item>
          <text:p text:style-name="P14">A (<text:span text:style-name="T3">selector</text:span>) to "query (or find)" HTML elements </text:p>
        </text:list-item>
        <text:list-item>
          <text:p text:style-name="P12">A jQuery <text:span text:style-name="T3">action</text:span>() to be performed on the element(s) </text:p>
        </text:list-item>
      </text:list>
      <text:p text:style-name="Text_20_body">Examples:</text:p>
      <text:p text:style-name="Text_20_body"><text:span text:style-name="Source_20_Text">$(this).hide()</text:span> - hides the current element.</text:p>
      <text:p text:style-name="Text_20_body"><text:span text:style-name="Source_20_Text">$("p").hide()</text:span> - hides all &lt;p&gt; elements.</text:p>
      <text:p text:style-name="Text_20_body"><text:span text:style-name="Source_20_Text">$(".test").hide()</text:span> - hides all elements with class="test".</text:p>
      <text:p text:style-name="Text_20_body"><text:span text:style-name="Source_20_Text">$("#test").hide()</text:span> - hides the element with id="test".</text:p>
      <text:p text:style-name="P4"/>
      <text:p text:style-name="P4">CONCLUSION-</text:p>
      <text:p text:style-name="P4">With jquery, we could easily perform certain animations and other features for building our project.</text:p>
      <text:p text:style-name="P4">Its syntax is easy and convini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09:21:08.174837730</meta:creation-date>
    <dc:date>2019-04-04T09:28:57.371219492</dc:date>
    <meta:editing-duration>PT7M4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281" meta:character-count="1829" meta:non-whitespace-character-count="1576"/>
  </office:meta>
</office:document-meta>
</file>